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B11FC466AD073229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383cm, 1.67cm, 1.963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-0.972cm" svg:y="0.365cm" svg:width="27.7cm" svg:height="12.532cm" draw:z-index="0"><draw:image xlink:href="Pictures/100000010000078000000438B11FC466AD07322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2T18:51:46.683129807</meta:creation-date>
    <dc:date>2025-11-12T18:55:02.195118345</dc:date>
    <meta:editing-duration>PT3M1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4.7.2$Linux_X86_64 LibreOffice_project/40$Build-2</meta:generator>
  </office:meta>
</office:document-meta>
</file>